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954" officeooo:paragraph-rsid="000d3954"/>
    </style:style>
    <style:style style:name="P2" style:family="paragraph" style:parent-style-name="Standard">
      <style:text-properties fo:font-weight="bold" officeooo:rsid="000d3954" officeooo:paragraph-rsid="000d3954" style:font-weight-asian="bold" style:font-weight-complex="bold"/>
    </style:style>
    <style:style style:name="P3" style:family="paragraph" style:parent-style-name="Standard">
      <style:text-properties fo:font-weight="normal" officeooo:rsid="000d3954" officeooo:paragraph-rsid="000d3954" style:font-weight-asian="normal" style:font-weight-complex="normal"/>
    </style:style>
    <style:style style:name="P4" style:family="paragraph" style:parent-style-name="Standard">
      <style:text-properties fo:font-weight="normal" officeooo:rsid="000eb2d0" officeooo:paragraph-rsid="000eb2d0" style:font-weight-asian="normal" style:font-weight-complex="normal"/>
    </style:style>
    <style:style style:name="P5" style:family="paragraph" style:parent-style-name="Standard">
      <style:text-properties fo:font-size="14pt" fo:font-weight="bold" officeooo:rsid="000fc155" officeooo:paragraph-rsid="000fc155" style:font-weight-asian="bold" style:font-weight-complex="bold"/>
    </style:style>
    <style:style style:name="P6" style:family="paragraph" style:parent-style-name="Standard">
      <style:text-properties fo:font-size="14pt" fo:font-weight="bold" officeooo:rsid="001049e4" officeooo:paragraph-rsid="001049e4" style:font-weight-asian="bold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rsid="001049e4" officeooo:paragraph-rsid="001049e4" style:font-weight-asian="normal" style:font-weight-complex="normal"/>
    </style:style>
    <style:style style:name="P8" style:family="paragraph" style:parent-style-name="Standard">
      <style:text-properties fo:font-size="12pt" fo:font-weight="bold" officeooo:rsid="000fc155" officeooo:paragraph-rsid="000fc155" style:font-weight-asian="bold" style:font-weight-complex="bold"/>
    </style:style>
    <style:style style:name="T1" style:family="text">
      <style:text-properties officeooo:rsid="000eb2d0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es y extracción de información de papers:</text:p>
      <text:p text:style-name="P1"/>
      <text:p text:style-name="P5">PERCEPCIÓN Y PERSPECTIVA</text:p>
      <text:p text:style-name="P8"><text:span text:style-name="T2"/></text:p>
      <text:p text:style-name="P8"><text:span text:style-name="T2">(conceptos de percepción y perspectiva)</text:span></text:p>
      <text:p text:style-name="P8"><text:span text:style-name="T2"/></text:p>
      <text:p text:style-name="P2">Perceptual issues in augmented reality</text:p>
      <text:p text:style-name="P3">En éste artículo se presentan los problemas que surgen al proyectar objetos virtuales a través de dispositivos estereocópicos, en cuestiones de percepciones.</text:p>
      <text:p text:style-name="P4">La percepción no se determina a través de un simple patrón; sino <text:s/>intentar conseguir la mejor interpretación de los datos y que tales varían en el tiempo.</text:p>
      <text:p text:style-name="P3">La dificultad en los dispositivos esteoscópicos, se encuentra en el desarrollo de un sistema robusto capaz de tener precisión en el sentido de la profundidad</text:p>
      <text:p text:style-name="P3"><text:span text:style-name="T1">Nuestro sistema de percepción</text:span>, incluso en situaciones reales, donde se puede visualizar objetos del mundo real, para los seres humanos, a veces puede ser engañoso y dar información errónea. </text:p>
      <text:p text:style-name="P3">La sensación de profundidad es atribuída a traves de diferentes características, luz,…</text:p>
      <text:p text:style-name="P3"/>
      <text:p text:style-name="P3"/>
      <text:p text:style-name="P6">SAR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22:48:57.080822049</meta:creation-date>
    <dc:date>2017-05-09T23:48:57.011938492</dc:date>
    <meta:editing-duration>PT9M19S</meta:editing-duration>
    <meta:editing-cycles>1</meta:editing-cycles>
    <meta:document-statistic meta:table-count="0" meta:image-count="0" meta:object-count="0" meta:page-count="1" meta:paragraph-count="10" meta:word-count="136" meta:character-count="896" meta:non-whitespace-character-count="768"/>
    <meta:generator>LibreOffice/5.1.6.2$Linux_X86_64 LibreOffice_project/10m0$Build-2</meta:generator>
  </office:meta>
</office:document-meta>
</file>